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table:formula="of:=SUBSTITUTE([.D4]; &quot;presence&quot;; &quot;present&quot;)" office:value-type="string" office:string-value="'initial shoot growth present'" calcext:value-type="string">
            <text:p>'initial shoot growth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4]; &quot;} trait that is a {quality of} a {whole plant} that has at least one {&quot;; [.E4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decimal[&gt;0.0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]; CHAR(10); &quot;) AND 'depends on structure' SOME (&quot;; CHAR(10); &quot;    'plant structure' AND 'has part' SOME &quot;; [.E4]; CHAR(10); &quot;)&quot;)" office:value-type="string" office:string-value="'plant structure presence' AND 'quality of' SOME (&#10;    'whole plant' AND 'has part' SOME 'initial shoot growth'&#10;) AND 'depends on structure' SOME (&#10;    'plant structure' AND 'has part' SOME 'initial shoot growth'&#10;)" calcext:value-type="string">
            <text:p>'plant structure presence' AND 'quality of' SOME (</text:p>
            <text:p>    'whole plant' AND 'has part' SOME 'initial shoot growth'</text:p>
            <text:p>) AND 'depends on structure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SUBSTITUTE([.D5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5]; &quot;} trait that is a {quality of} a {whole plant} that has at least one {&quot;; [.E5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decimal[&gt;0.0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]; CHAR(10); &quot;) AND 'depends on structure' SOME (&quot;; CHAR(10); &quot;    'plant structure' AND 'has part' SOME &quot;; [.E5]; CHAR(10); &quot;)&quot;)" office:value-type="string" office:string-value="'plant structure presence' AND 'quality of' SOME (&#10;    'whole plant' AND 'has part' SOME 'new above-ground shoot-borne shoot system'&#10;) AND 'depends on structure' SOME (&#10;    'plant structure' AND 'has part' SOME 'new above-ground shoot-borne shoot system'&#10;)" calcext:value-type="string">
            <text:p>'plant structure presence' AND 'quality of' SOME (</text:p>
            <text:p>    'whole plant' AND 'has part' SOME 'new above-ground shoot-borne shoot system'</text:p>
            <text:p>) AND 'depends on structure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6]; CHAR(10); &quot;) AND 'depends on structure' SOME (&quot;; CHAR(10); &quot;    'plant structure' AND 'has part' SOME &quot;; [.E6]; CHAR(10); &quot;)&quot;)" office:value-type="string" office:string-value="'plant structure presence' AND 'quality of' SOME (&#10;    'whole plant' AND 'has part' SOME 'new shoot system emerging from ground'&#10;) AND 'depends on structure' SOME (&#10;    'plant structure' AND 'has part' SOME 'new shoot system emerging from ground'&#10;)" calcext:value-type="string">
            <text:p>'plant structure presence' AND 'quality of' SOME (</text:p>
            <text:p>    'whole plant' AND 'has part' SOME 'new shoot system emerging from ground'</text:p>
            <text:p>) AND 'depends on structure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7]; CHAR(10); &quot;) AND 'depends on structure' SOME (&quot;; CHAR(10); &quot;    'plant structure' AND 'has part' SOME &quot;; [.E7]; CHAR(10); &quot;)&quot;)" office:value-type="string" office:string-value="'plant structure presence' AND 'quality of' SOME (&#10;    'whole plant' AND 'has part' SOME 'new shoot system emerging from ground in first growth cycle'&#10;) AND 'depends on structure' SOME (&#10;    'plant structure' AND 'has part' SOME 'new shoot system emerging from ground in first growth cycle'&#10;)" calcext:value-type="string">
            <text:p>'plant structure presence' AND 'quality of' SOME (</text:p>
            <text:p>    'whole plant' AND 'has part' SOME 'new shoot system emerging from ground in first growth cycle'</text:p>
            <text:p>) AND 'depends on structure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[.D8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8]; &quot;} trait that is a {quality of} a {whole plant} that is a {&quot;; [.E8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3" table:formula="of:=CONCATENATE([.D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decimal[&gt;0.0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8]; CHAR(10); &quot;) AND 'depends on structure' SOME (&quot;; CHAR(10); &quot;    'plant structure' AND 'has part' SOME &quot;; [.E8]; CHAR(10); &quot;)&quot;)" office:value-type="string" office:string-value="'plant structure presence' AND 'quality of' SOME (&#10;    'whole plant' AND 'has part' SOME 'seedling'&#10;) AND 'depends on structure' SOME (&#10;    'plant structure' AND 'has part' SOME 'seedling'&#10;)" calcext:value-type="string">
            <text:p>'plant structure presence' AND 'quality of' SOME (</text:p>
            <text:p>    'whole plant' AND 'has part' SOME 'seedling'</text:p>
            <text:p>) AND 'depends on structure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SUBSTITUTE([.D9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9]; &quot;} trait that is a {quality of} a {whole plant} that has at least one {&quot;; [.E9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3" table:formula="of:=CONCATENATE([.D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9]; CHAR(10); &quot;) AND 'depends on structure' SOME (&quot;; CHAR(10); &quot;    'plant structure' AND 'has part' SOME &quot;; [.E9]; CHAR(10); &quot;)&quot;)" office:value-type="string" office:string-value="'plant structure presence' AND 'quality of' SOME (&#10;    'whole plant' AND 'has part' SOME 'new shoot system emerging from ground in later growth cycle'&#10;) AND 'depends on structure' SOME (&#10;    'plant structure' AND 'has part' SOME 'new shoot system emerging from ground in later growth cycle'&#10;)" calcext:value-type="string">
            <text:p>'plant structure presence' AND 'quality of' SOME (</text:p>
            <text:p>    'whole plant' AND 'has part' SOME 'new shoot system emerging from ground in later growth cycle'</text:p>
            <text:p>) AND 'depends on structure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[.D10]; &quot; presence&quot;; &quot;s present&quot;)" office:value-type="string" office:string-value="'leaf buds present'" calcext:value-type="string">
            <text:p>'leaf buds present'</text:p>
          </table:table-cell>
          <table:table-cell office:value-type="string" calcext:value-type="string">
            <text:p>'leaf bud presence'</text:p>
          </table:table-cell>
          <table:table-cell table:style-name="ce6" office:value-type="string" calcext:value-type="string">
            <text:p>PO:'vegetative bud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leaf bud presence'} trait that is a {quality of} a {whole plant} that has at least one {PO:'vegetative bud'}." calcext:value-type="string">
            <text:p>A {'leaf bud presence'} trait that is a {quality of} a {whole plant} that has at least one {PO:'vegetative bud'}.</text:p>
          </table:table-cell>
          <table:table-cell table:style-name="ce3" table:formula="of:=CONCATENATE([.D1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leaf bud presence' AND 'has quality measurement' SOME (&#10;    'measurement datum' AND (&#10;        ('lower count' SOME xsd:integer[&gt;0]) OR&#10;        ('lower percent' SOME xsd:decimal[&gt;0.0])&#10;    )&#10;)" calcext:value-type="string">
            <text:p>'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0]; CHAR(10); &quot;) AND 'depends on structure' SOME (&quot;; CHAR(10); &quot;    'plant structure' AND 'has part' SOME &quot;; [.E10]; CHAR(10); &quot;)&quot;)" office:value-type="string" office:string-value="'plant structure presence' AND 'quality of' SOME (&#10;    'whole plant' AND 'has part' SOME PO:'vegetative bud'&#10;) AND 'depends on structure' SOME (&#10;    'plant structure' AND 'has part' SOME PO:'vegetative bud'&#10;)" calcext:value-type="string">
            <text:p>'plant structure presence' AND 'quality of' SOME (</text:p>
            <text:p>    'whole plant' AND 'has part' SOME PO:'vegetative bud'</text:p>
            <text:p>) AND 'depends on structure' SOME (</text:p>
            <text:p>    'plant structure' AND 'has part' SOME PO:'vegetative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1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3" table:formula="of:=CONCATENATE([.D1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leaf bud presence' AND 'has quality measurement' SOME (&#10;    'measurement datum' AND (&#10;        ('lower count' SOME xsd:integer[&gt;0]) OR&#10;        ('lower percent' SOME xsd:decimal[&gt;0.0])&#10;    )&#10;)" calcext:value-type="string">
            <text:p>'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1]; CHAR(10); &quot;) AND 'depends on structure' SOME (&quot;; CHAR(10); &quot;    'plant structure' AND 'has part' SOME &quot;; [.E11]; CHAR(10); &quot;)&quot;)" office:value-type="string" office:string-value="'plant structure presence' AND 'quality of' SOME (&#10;    'whole plant' AND 'has part' SOME 'dormant leaf bud'&#10;) AND 'depends on structure' SOME (&#10;    'plant structure' AND 'has part' SOME 'dormant leaf bud'&#10;)" calcext:value-type="string">
            <text:p>'plant structure presence' AND 'quality of' SOME (</text:p>
            <text:p>    'whole plant' AND 'has part' SOME 'dormant leaf bud'</text:p>
            <text:p>) AND 'depends on structure' SOME (</text:p>
            <text:p>    'plant structure' AND 'has part' SOME '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2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3" table:formula="of:=CONCATENATE([.D1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leaf bud presence' AND 'has quality measurement' SOME (&#10;    'measurement datum' AND (&#10;        ('lower count' SOME xsd:integer[&gt;0]) OR&#10;        ('lower percent' SOME xsd:decimal[&gt;0.0])&#10;    )&#10;)" calcext:value-type="string">
            <text:p>'non-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2]; CHAR(10); &quot;) AND 'depends on structure' SOME (&quot;; CHAR(10); &quot;    'plant structure' AND 'has part' SOME &quot;; [.E12]; CHAR(10); &quot;)&quot;)" office:value-type="string" office:string-value="'plant structure presence' AND 'quality of' SOME (&#10;    'whole plant' AND 'has part' SOME 'non-dormant leaf bud'&#10;) AND 'depends on structure' SOME (&#10;    'plant structure' AND 'has part' SOME 'non-dormant leaf bud'&#10;)" calcext:value-type="string">
            <text:p>'plant structure presence' AND 'quality of' SOME (</text:p>
            <text:p>    'whole plant' AND 'has part' SOME 'non-dormant leaf bud'</text:p>
            <text:p>) AND 'depends on structure' SOME (</text:p>
            <text:p>    'plant structure' AND 'has part' SOME 'non-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3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3" table:formula="of:=CONCATENATE([.D1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decimal[&gt;0.0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3]; CHAR(10); &quot;) AND 'depends on structure' SOME (&quot;; CHAR(10); &quot;    'plant structure' AND 'has part' SOME &quot;; [.E13]; CHAR(10); &quot;)&quot;)" office:value-type="string" office:string-value="'plant structure presence' AND 'quality of' SOME (&#10;    'whole plant' AND 'has part' SOME 'swelling leaf bud'&#10;) AND 'depends on structure' SOME (&#10;    'plant structure' AND 'has part' SOME 'swelling leaf bud'&#10;)" calcext:value-type="string">
            <text:p>'plant structure presence' AND 'quality of' SOME (</text:p>
            <text:p>    'whole plant' AND 'has part' SOME 'swelling leaf bud'</text:p>
            <text:p>) AND 'depends on structure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4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3" table:formula="of:=CONCATENATE([.D1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decimal[&gt;0.0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4]; CHAR(10); &quot;) AND 'depends on structure' SOME (&quot;; CHAR(10); &quot;    'plant structure' AND 'has part' SOME &quot;; [.E14]; CHAR(10); &quot;)&quot;)" office:value-type="string" office:string-value="'plant structure presence' AND 'quality of' SOME (&#10;    'whole plant' AND 'has part' SOME 'breaking leaf bud'&#10;) AND 'depends on structure' SOME (&#10;    'plant structure' AND 'has part' SOME 'breaking leaf bud'&#10;)" calcext:value-type="string">
            <text:p>'plant structure presence' AND 'quality of' SOME (</text:p>
            <text:p>    'whole plant' AND 'has part' SOME 'breaking leaf bud'</text:p>
            <text:p>) AND 'depends on structure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6]; &quot;} trait that is a {quality of} a {whole plant} that has at least one {&quot;; [.E16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3" table:formula="of:=CONCATENATE([.D1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decimal[&gt;0.0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6]; CHAR(10); &quot;) AND 'depends on structure' SOME (&quot;; CHAR(10); &quot;    'plant structure' AND 'has part' SOME &quot;; [.E16]; CHAR(10); &quot;)&quot;)" office:value-type="string" office:string-value="'plant structure presence' AND 'quality of' SOME (&#10;    'whole plant' AND 'has part' SOME 'vascular leaf'&#10;) AND 'depends on structure' SOME (&#10;    'plant structure' AND 'has part' SOME 'vascular leaf'&#10;)" calcext:value-type="string">
            <text:p>'plant structure presence' AND 'quality of' SOME (</text:p>
            <text:p>    'whole plant' AND 'has part' SOME 'vascular leaf'</text:p>
            <text:p>) AND 'depends on structure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3" table:formula="of:=CONCATENATE([.D1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decimal[&gt;0.0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7]; CHAR(10); &quot;) AND 'depends on structure' SOME (&quot;; CHAR(10); &quot;    'plant structure' AND 'has part' SOME &quot;; [.E17]; CHAR(10); &quot;)&quot;)" office:value-type="string" office:string-value="'plant structure presence' AND 'quality of' SOME (&#10;    'whole plant' AND 'has part' SOME 'true leaf'&#10;) AND 'depends on structure' SOME (&#10;    'plant structure' AND 'has part' SOME 'true leaf'&#10;)" calcext:value-type="string">
            <text:p>'plant structure presence' AND 'quality of' SOME (</text:p>
            <text:p>    'whole plant' AND 'has part' SOME 'true leaf'</text:p>
            <text:p>) AND 'depends on structure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8]; &quot;} trait that is a {quality of} a {whole plant} that has at least one {&quot;; [.E18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3" table:formula="of:=CONCATENATE([.D1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decimal[&gt;0.0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8]; CHAR(10); &quot;) AND 'depends on structure' SOME (&quot;; CHAR(10); &quot;    'plant structure' AND 'has part' SOME &quot;; [.E18]; CHAR(10); &quot;)&quot;)" office:value-type="string" office:string-value="'plant structure presence' AND 'quality of' SOME (&#10;    'whole plant' AND 'has part' SOME 'unfolding true leaf'&#10;) AND 'depends on structure' SOME (&#10;    'plant structure' AND 'has part' SOME 'unfolding true leaf'&#10;)" calcext:value-type="string">
            <text:p>'plant structure presence' AND 'quality of' SOME (</text:p>
            <text:p>    'whole plant' AND 'has part' SOME 'unfolding true leaf'</text:p>
            <text:p>) AND 'depends on structure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3" table:formula="of:=CONCATENATE([.D1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decimal[&gt;0.0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9]; CHAR(10); &quot;) AND 'depends on structure' SOME (&quot;; CHAR(10); &quot;    'plant structure' AND 'has part' SOME &quot;; [.E19]; CHAR(10); &quot;)&quot;)" office:value-type="string" office:string-value="'plant structure presence' AND 'quality of' SOME (&#10;    'whole plant' AND 'has part' SOME 'unfolded true leaf'&#10;) AND 'depends on structure' SOME (&#10;    'plant structure' AND 'has part' SOME 'unfolded true leaf'&#10;)" calcext:value-type="string">
            <text:p>'plant structure presence' AND 'quality of' SOME (</text:p>
            <text:p>    'whole plant' AND 'has part' SOME 'unfolded true leaf'</text:p>
            <text:p>) AND 'depends on structure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0]; &quot;} trait that is a {quality of} a {whole plant} that has at least one {&quot;; [.E20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3" table:formula="of:=CONCATENATE([.D2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0]; CHAR(10); &quot;) AND 'depends on structure' SOME (&quot;; CHAR(10); &quot;    'plant structure' AND 'has part' SOME &quot;; [.E20]; CHAR(10); &quot;)&quot;)" office:value-type="string" office:string-value="'plant structure presence' AND 'quality of' SOME (&#10;    'whole plant' AND 'has part' SOME 'non-senescing unfolded true leaf'&#10;) AND 'depends on structure' SOME (&#10;    'plant structure' AND 'has part' SOME 'non-senescing unfolded true leaf'&#10;)" calcext:value-type="string">
            <text:p>'plant structure presence' AND 'quality of' SOME (</text:p>
            <text:p>    'whole plant' AND 'has part' SOME 'non-senescing unfolded true leaf'</text:p>
            <text:p>) AND 'depends on structure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3" table:formula="of:=CONCATENATE([.D2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decimal[&gt;0.0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1]; CHAR(10); &quot;) AND 'depends on structure' SOME (&quot;; CHAR(10); &quot;    'plant structure' AND 'has part' SOME &quot;; [.E21]; CHAR(10); &quot;)&quot;)" office:value-type="string" office:string-value="'plant structure presence' AND 'quality of' SOME (&#10;    'whole plant' AND 'has part' SOME 'senescing true leaf'&#10;) AND 'depends on structure' SOME (&#10;    'plant structure' AND 'has part' SOME 'senescing true leaf'&#10;)" calcext:value-type="string">
            <text:p>'plant structure presence' AND 'quality of' SOME (</text:p>
            <text:p>    'whole plant' AND 'has part' SOME 'senescing true leaf'</text:p>
            <text:p>) AND 'depends on structure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2]; &quot;} trait that is a {quality of} a {whole plant} that has at least one {&quot;; [.E22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3" table:formula="of:=CONCATENATE([.D2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decimal[&gt;0.0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2]; CHAR(10); &quot;) AND 'depends on structure' SOME (&quot;; CHAR(10); &quot;    'plant structure' AND 'has part' SOME &quot;; [.E22]; CHAR(10); &quot;)&quot;)" office:value-type="string" office:string-value="'plant structure presence' AND 'quality of' SOME (&#10;    'whole plant' AND 'has part' SOME 'immature unfolded true leaf'&#10;) AND 'depends on structure' SOME (&#10;    'plant structure' AND 'has part' SOME 'immature unfolded true leaf'&#10;)" calcext:value-type="string">
            <text:p>'plant structure presence' AND 'quality of' SOME (</text:p>
            <text:p>    'whole plant' AND 'has part' SOME 'immature unfolded true leaf'</text:p>
            <text:p>) AND 'depends on structure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3" table:formula="of:=CONCATENATE([.D2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decimal[&gt;0.0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3]; CHAR(10); &quot;) AND 'depends on structure' SOME (&quot;; CHAR(10); &quot;    'plant structure' AND 'has part' SOME &quot;; [.E23]; CHAR(10); &quot;)&quot;)" office:value-type="string" office:string-value="'plant structure presence' AND 'quality of' SOME (&#10;    'whole plant' AND 'has part' SOME 'mature true leaf'&#10;) AND 'depends on structure' SOME (&#10;    'plant structure' AND 'has part' SOME 'mature true leaf'&#10;)" calcext:value-type="string">
            <text:p>'plant structure presence' AND 'quality of' SOME (</text:p>
            <text:p>    'whole plant' AND 'has part' SOME 'mature true leaf'</text:p>
            <text:p>) AND 'depends on structure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3" table:formula="of:=CONCATENATE([.D2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4]; CHAR(10); &quot;) AND 'depends on structure' SOME (&quot;; CHAR(10); &quot;    'plant structure' AND 'has part' SOME &quot;; [.E24]; CHAR(10); &quot;)&quot;)" office:value-type="string" office:string-value="'plant structure presence' AND 'quality of' SOME (&#10;    'whole plant' AND 'has part' SOME 'expanding unfolded true leaf'&#10;) AND 'depends on structure' SOME (&#10;    'plant structure' AND 'has part' SOME 'expanding unfolded true leaf'&#10;)" calcext:value-type="string">
            <text:p>'plant structure presence' AND 'quality of' SOME (</text:p>
            <text:p>    'whole plant' AND 'has part' SOME 'expanding unfolded true leaf'</text:p>
            <text:p>) AND 'depends on structure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3" table:formula="of:=CONCATENATE([.D2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decimal[&gt;0.0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5]; CHAR(10); &quot;) AND 'depends on structure' SOME (&quot;; CHAR(10); &quot;    'plant structure' AND 'has part' SOME &quot;; [.E25]; CHAR(10); &quot;)&quot;)" office:value-type="string" office:string-value="'plant structure presence' AND 'quality of' SOME (&#10;    'whole plant' AND 'has part' SOME 'expanded immature true leaf'&#10;) AND 'depends on structure' SOME (&#10;    'plant structure' AND 'has part' SOME 'expanded immature true leaf'&#10;)" calcext:value-type="string">
            <text:p>'plant structure presence' AND 'quality of' SOME (</text:p>
            <text:p>    'whole plant' AND 'has part' SOME 'expanded immature true leaf'</text:p>
            <text:p>) AND 'depends on structure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3" table:formula="of:=CONCATENATE([.D2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6]; CHAR(10); &quot;) AND 'depends on structure' SOME (&quot;; CHAR(10); &quot;    'plant structure' AND 'has part' SOME &quot;; [.E26]; CHAR(10); &quot;)&quot;)" office:value-type="string" office:string-value="'plant structure presence' AND 'quality of' SOME (&#10;    'whole plant' AND 'has part' SOME 'expanding true leaf'&#10;) AND 'depends on structure' SOME (&#10;    'plant structure' AND 'has part' SOME 'expanding true leaf'&#10;)" calcext:value-type="string">
            <text:p>'plant structure presence' AND 'quality of' SOME (</text:p>
            <text:p>    'whole plant' AND 'has part' SOME 'expanding true leaf'</text:p>
            <text:p>) AND 'depends on structure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8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3" table:formula="of:=CONCATENATE([.D2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decimal[&gt;0.0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8]; CHAR(10); &quot;) AND 'depends on structure' SOME (&quot;; CHAR(10); &quot;    'plant structure' AND 'has part' SOME &quot;; [.E28]; CHAR(10); &quot;)&quot;)" office:value-type="string" office:string-value="'plant structure presence' AND 'quality of' SOME (&#10;    'whole plant' AND 'has part' SOME 'reproductive structure'&#10;) AND 'depends on structure' SOME (&#10;    'plant structure' AND 'has part' SOME 'reproductive structure'&#10;)" calcext:value-type="string">
            <text:p>'plant structure presence' AND 'quality of' SOME (</text:p>
            <text:p>    'whole plant' AND 'has part' SOME 'reproductive structure'</text:p>
            <text:p>) AND 'depends on structure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reproductive buds present'" calcext:value-type="string">
            <text:p>'reproductive buds present'</text:p>
          </table:table-cell>
          <table:table-cell table:formula="of:=CONCATENATE(&quot;'&quot;; SUBSTITUTE(SUBSTITUTE([.E29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6" office:value-type="string" calcext:value-type="string">
            <text:p>PO:'reproductive bud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reproductive bud presence'} trait that is a {quality of} a {whole plant} that has at least one {PO:'reproductive bud'}." calcext:value-type="string">
            <text:p>A {'reproductive bud presence'} trait that is a {quality of} a {whole plant} that has at least one {PO:'reproductive bud'}.</text:p>
          </table:table-cell>
          <table:table-cell table:style-name="ce3" table:formula="of:=CONCATENATE([.D2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bud presence' AND 'has quality measurement' SOME (&#10;    'measurement datum' AND (&#10;        ('lower count' SOME xsd:integer[&gt;0]) OR&#10;        ('lower percent' SOME xsd:decimal[&gt;0.0])&#10;    )&#10;)" calcext:value-type="string">
            <text:p>'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9]; CHAR(10); &quot;) AND 'depends on structure' SOME (&quot;; CHAR(10); &quot;    'plant structure' AND 'has part' SOME &quot;; [.E29]; CHAR(10); &quot;)&quot;)" office:value-type="string" office:string-value="'plant structure presence' AND 'quality of' SOME (&#10;    'whole plant' AND 'has part' SOME PO:'reproductive bud'&#10;) AND 'depends on structure' SOME (&#10;    'plant structure' AND 'has part' SOME PO:'reproductive bud'&#10;)" calcext:value-type="string">
            <text:p>'plant structure presence' AND 'quality of' SOME (</text:p>
            <text:p>    'whole plant' AND 'has part' SOME PO:'reproductive bud'</text:p>
            <text:p>) AND 'depends on structure' SOME (</text:p>
            <text:p>    'plant structure' AND 'has part' SOME PO:'reproduc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dormant reproductive buds present'" calcext:value-type="string">
            <text:p>'dormant reproductive buds present'</text:p>
          </table:table-cell>
          <table:table-cell table:formula="of:=SUBSTITUTE([.E30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dormant reproductive bud presence'} trait that is a {quality of} a {whole plant} that has at least one {'dormant reproductive bud'}." calcext:value-type="string">
            <text:p>A {'dormant reproductive bud presence'} trait that is a {quality of} a {whole plant} that has at least one {'dormant reproductive bud'}.</text:p>
          </table:table-cell>
          <table:table-cell table:style-name="ce3" table:formula="of:=CONCATENATE([.D3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reproductive bud presence' AND 'has quality measurement' SOME (&#10;    'measurement datum' AND (&#10;        ('lower count' SOME xsd:integer[&gt;0]) OR&#10;        ('lower percent' SOME xsd:decimal[&gt;0.0])&#10;    )&#10;)" calcext:value-type="string">
            <text:p>'dormant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0]; CHAR(10); &quot;) AND 'depends on structure' SOME (&quot;; CHAR(10); &quot;    'plant structure' AND 'has part' SOME &quot;; [.E30]; CHAR(10); &quot;)&quot;)" office:value-type="string" office:string-value="'plant structure presence' AND 'quality of' SOME (&#10;    'whole plant' AND 'has part' SOME 'dormant reproductive bud'&#10;) AND 'depends on structure' SOME (&#10;    'plant structure' AND 'has part' SOME 'dormant reproductive bud'&#10;)" calcext:value-type="string">
            <text:p>'plant structure presence' AND 'quality of' SOME (</text:p>
            <text:p>    'whole plant' AND 'has part' SOME 'dormant reproductive bud'</text:p>
            <text:p>) AND 'depends on structure' SOME (</text:p>
            <text:p>    'plant structure' AND 'has part' SOME 'dormant reproduc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non-dormant reproductive buds present'" calcext:value-type="string">
            <text:p>'non-dormant reproductive buds present'</text:p>
          </table:table-cell>
          <table:table-cell table:formula="of:=SUBSTITUTE([.E31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non-dormant reproductive bud presence'} trait that is a {quality of} a {whole plant} that has at least one {'non-dormant reproductive bud'}." calcext:value-type="string">
            <text:p>A {'non-dormant reproductive bud presence'} trait that is a {quality of} a {whole plant} that has at least one {'non-dormant reproductive bud'}.</text:p>
          </table:table-cell>
          <table:table-cell table:style-name="ce3" table:formula="of:=CONCATENATE([.D3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reproductive bud presence' AND 'has quality measurement' SOME (&#10;    'measurement datum' AND (&#10;        ('lower count' SOME xsd:integer[&gt;0]) OR&#10;        ('lower percent' SOME xsd:decimal[&gt;0.0])&#10;    )&#10;)" calcext:value-type="string">
            <text:p>'non-dormant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1]; CHAR(10); &quot;) AND 'depends on structure' SOME (&quot;; CHAR(10); &quot;    'plant structure' AND 'has part' SOME &quot;; [.E31]; CHAR(10); &quot;)&quot;)" office:value-type="string" office:string-value="'plant structure presence' AND 'quality of' SOME (&#10;    'whole plant' AND 'has part' SOME 'non-dormant reproductive bud'&#10;) AND 'depends on structure' SOME (&#10;    'plant structure' AND 'has part' SOME 'non-dormant reproductive bud'&#10;)" calcext:value-type="string">
            <text:p>'plant structure presence' AND 'quality of' SOME (</text:p>
            <text:p>    'whole plant' AND 'has part' SOME 'non-dormant reproductive bud'</text:p>
            <text:p>) AND 'depends on structure' SOME (</text:p>
            <text:p>    'plant structure' AND 'has part' SOME 'non-dormant reproduc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swelling reproductive buds present'" calcext:value-type="string">
            <text:p>'swelling reproductive buds present'</text:p>
          </table:table-cell>
          <table:table-cell table:formula="of:=SUBSTITUTE([.E32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swelling reproductive bud presence'} trait that is a {quality of} a {whole plant} that has at least one {'swelling reproductive bud'}." calcext:value-type="string">
            <text:p>A {'swelling reproductive bud presence'} trait that is a {quality of} a {whole plant} that has at least one {'swelling reproductive bud'}.</text:p>
          </table:table-cell>
          <table:table-cell table:style-name="ce3" table:formula="of:=CONCATENATE([.D3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reproductive bud presence' AND 'has quality measurement' SOME (&#10;    'measurement datum' AND (&#10;        ('lower count' SOME xsd:integer[&gt;0]) OR&#10;        ('lower percent' SOME xsd:decimal[&gt;0.0])&#10;    )&#10;)" calcext:value-type="string">
            <text:p>'swelling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2]; CHAR(10); &quot;) AND 'depends on structure' SOME (&quot;; CHAR(10); &quot;    'plant structure' AND 'has part' SOME &quot;; [.E32]; CHAR(10); &quot;)&quot;)" office:value-type="string" office:string-value="'plant structure presence' AND 'quality of' SOME (&#10;    'whole plant' AND 'has part' SOME 'swelling reproductive bud'&#10;) AND 'depends on structure' SOME (&#10;    'plant structure' AND 'has part' SOME 'swelling reproductive bud'&#10;)" calcext:value-type="string">
            <text:p>'plant structure presence' AND 'quality of' SOME (</text:p>
            <text:p>    'whole plant' AND 'has part' SOME 'swelling reproductive bud'</text:p>
            <text:p>) AND 'depends on structure' SOME (</text:p>
            <text:p>    'plant structure' AND 'has part' SOME 'swelling reproduc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breaking reproductive buds present'" calcext:value-type="string">
            <text:p>'breaking reproductive buds present'</text:p>
          </table:table-cell>
          <table:table-cell table:formula="of:=SUBSTITUTE([.E33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3" table:formula="of:=CONCATENATE(&quot;A {&quot;; [.D33]; &quot;} trait that is a {quality of} a {whole plant} that has at least one {&quot;; [.E33]; &quot;}.&quot;)" office:value-type="string" office:string-value="A {'breaking reproductive bud presence'} trait that is a {quality of} a {whole plant} that has at least one {'breaking reproductive bud'}." calcext:value-type="string">
            <text:p>A {'breaking reproductive bud presence'} trait that is a {quality of} a {whole plant} that has at least one {'breaking reproductive bud'}.</text:p>
          </table:table-cell>
          <table:table-cell table:style-name="ce3" table:formula="of:=CONCATENATE([.D3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reproductive bud presence' AND 'has quality measurement' SOME (&#10;    'measurement datum' AND (&#10;        ('lower count' SOME xsd:integer[&gt;0]) OR&#10;        ('lower percent' SOME xsd:decimal[&gt;0.0])&#10;    )&#10;)" calcext:value-type="string">
            <text:p>'breaking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3]; CHAR(10); &quot;) AND 'depends on structure' SOME (&quot;; CHAR(10); &quot;    'plant structure' AND 'has part' SOME &quot;; [.E33]; CHAR(10); &quot;)&quot;)" office:value-type="string" office:string-value="'plant structure presence' AND 'quality of' SOME (&#10;    'whole plant' AND 'has part' SOME 'breaking reproductive bud'&#10;) AND 'depends on structure' SOME (&#10;    'plant structure' AND 'has part' SOME 'breaking reproductive bud'&#10;)" calcext:value-type="string">
            <text:p>'plant structure presence' AND 'quality of' SOME (</text:p>
            <text:p>    'whole plant' AND 'has part' SOME 'breaking reproductive bud'</text:p>
            <text:p>) AND 'depends on structure' SOME (</text:p>
            <text:p>    'plant structure' AND 'has part' SOME 'breaking reproductive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flower buds present'" calcext:value-type="string">
            <text:p>'flower buds pre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3" table:formula="of:=CONCATENATE([.D3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decimal[&gt;0.0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4]; CHAR(10); &quot;) AND 'depends on structure' SOME (&quot;; CHAR(10); &quot;    'plant structure' AND 'has part' SOME &quot;; [.E34]; CHAR(10); &quot;)&quot;)" office:value-type="string" office:string-value="'plant structure presence' AND 'quality of' SOME (&#10;    'whole plant' AND 'has part' SOME PO:'flower bud'&#10;) AND 'depends on structure' SOME (&#10;    'plant structure' AND 'has part' SOME PO:'flower bud'&#10;)" calcext:value-type="string">
            <text:p>'plant structure presence' AND 'quality of' SOME (</text:p>
            <text:p>    'whole plant' AND 'has part' SOME PO:'flower bud'</text:p>
            <text:p>) AND 'depends on structure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inflorescence buds present'" calcext:value-type="string">
            <text:p>'inflorescence bud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6" office:value-type="string" calcext:value-type="string">
            <text:p>PO:'inflorescence bud'</text:p>
          </table:table-cell>
          <table:table-cell table:style-name="ce3" table:formula="of:=CONCATENATE(&quot;An {&quot;; [.D35]; &quot;} trait that is a {quality of} a {whole plant} that has at least one {&quot;; [.E35]; &quot;}.&quot;)" office:value-type="string" office:string-value="An {'inflorescence bud presence'} trait that is a {quality of} a {whole plant} that has at least one {PO:'inflorescence bud'}." calcext:value-type="string">
            <text:p>An {'inflorescence bud presence'} trait that is a {quality of} a {whole plant} that has at least one {PO:'inflorescence bud'}.</text:p>
          </table:table-cell>
          <table:table-cell table:style-name="ce3" table:formula="of:=CONCATENATE([.D3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nflorescence bud presence' AND 'has quality measurement' SOME (&#10;    'measurement datum' AND (&#10;        ('lower count' SOME xsd:integer[&gt;0]) OR&#10;        ('lower percent' SOME xsd:decimal[&gt;0.0])&#10;    )&#10;)" calcext:value-type="string">
            <text:p>'inflorescenc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5]; CHAR(10); &quot;) AND 'depends on structure' SOME (&quot;; CHAR(10); &quot;    'plant structure' AND 'has part' SOME &quot;; [.E35]; CHAR(10); &quot;)&quot;)" office:value-type="string" office:string-value="'plant structure presence' AND 'quality of' SOME (&#10;    'whole plant' AND 'has part' SOME PO:'inflorescence bud'&#10;) AND 'depends on structure' SOME (&#10;    'plant structure' AND 'has part' SOME PO:'inflorescence bud'&#10;)" calcext:value-type="string">
            <text:p>'plant structure presence' AND 'quality of' SOME (</text:p>
            <text:p>    'whole plant' AND 'has part' SOME PO:'inflorescence bud'</text:p>
            <text:p>) AND 'depends on structure' SOME (</text:p>
            <text:p>    'plant structure' AND 'has part' SOME PO:'inflorescenc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office:value-type="string" calcext:value-type="string">
            <text:p>'non-dormant reproductive buds or fresh flowers present'</text:p>
          </table:table-cell>
          <table:table-cell table:formula="of:=SUBSTITUTE([.E36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non-dormant reproductive bud or fresh flower presence'} trait that is a {quality of} a {whole plant} that has at least one {'non-dormant reproductive bud or fresh flower'}." calcext:value-type="string">
            <text:p>A {'non-dormant reproductive bud or fresh flower presence'} trait that is a {quality of} a {whole plant} that has at least one {'non-dormant reproductive bud or fresh flower'}.</text:p>
          </table:table-cell>
          <table:table-cell table:style-name="ce3" table:formula="of:=CONCATENATE([.D3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reproductive bud or fresh flower presence' AND 'has quality measurement' SOME (&#10;    'measurement datum' AND (&#10;        ('lower count' SOME xsd:integer[&gt;0]) OR&#10;        ('lower percent' SOME xsd:decimal[&gt;0.0])&#10;    )&#10;)" calcext:value-type="string">
            <text:p>'non-dormant reproductive bud or fresh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6]; CHAR(10); &quot;) AND 'depends on structure' SOME (&quot;; CHAR(10); &quot;    'plant structure' AND 'has part' SOME &quot;; [.E36]; CHAR(10); &quot;)&quot;)" office:value-type="string" office:string-value="'plant structure presence' AND 'quality of' SOME (&#10;    'whole plant' AND 'has part' SOME 'non-dormant reproductive bud or fresh flower'&#10;) AND 'depends on structure' SOME (&#10;    'plant structure' AND 'has part' SOME 'non-dormant reproductive bud or fresh flower'&#10;)" calcext:value-type="string">
            <text:p>'plant structure presence' AND 'quality of' SOME (</text:p>
            <text:p>    'whole plant' AND 'has part' SOME 'non-dormant reproductive bud or fresh flower'</text:p>
            <text:p>) AND 'depends on structure' SOME (</text:p>
            <text:p>    'plant structure' AND 'has part' SOME 'non-dormant reproductive bud or fresh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3" table:formula="of:=CONCATENATE([.D3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decimal[&gt;0.0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7]; CHAR(10); &quot;) AND 'depends on structure' SOME (&quot;; CHAR(10); &quot;    'plant structure' AND 'has part' SOME &quot;; [.E37]; CHAR(10); &quot;)&quot;)" office:value-type="string" office:string-value="'plant structure presence' AND 'quality of' SOME (&#10;    'whole plant' AND 'has part' SOME PO:'flower'&#10;) AND 'depends on structure' SOME (&#10;    'plant structure' AND 'has part' SOME PO:'flower'&#10;)" calcext:value-type="string">
            <text:p>'plant structure presence' AND 'quality of' SOME (</text:p>
            <text:p>    'whole plant' AND 'has part' SOME PO:'flower'</text:p>
            <text:p>) AND 'depends on structure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8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3" table:formula="of:=CONCATENATE(&quot;A {&quot;; [.D38]; &quot;} trait that is a {quality of} a {whole plant} that has at least one {&quot;; [.E38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3" table:formula="of:=CONCATENATE([.D3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decimal[&gt;0.0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8]; CHAR(10); &quot;) AND 'depends on structure' SOME (&quot;; CHAR(10); &quot;    'plant structure' AND 'has part' SOME &quot;; [.E38]; CHAR(10); &quot;)&quot;)" office:value-type="string" office:string-value="'plant structure presence' AND 'quality of' SOME (&#10;    'whole plant' AND 'has part' SOME 'fresh flower'&#10;) AND 'depends on structure' SOME (&#10;    'plant structure' AND 'has part' SOME 'fresh flower'&#10;)" calcext:value-type="string">
            <text:p>'plant structure presence' AND 'quality of' SOME (</text:p>
            <text:p>    'whole plant' AND 'has part' SOME 'fresh flower'</text:p>
            <text:p>) AND 'depends on structure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39]; &quot;} trait that is a {quality of} a {whole plant} that has at least one {&quot;; [.E39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decimal[&gt;0.0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9]; CHAR(10); &quot;) AND 'depends on structure' SOME (&quot;; CHAR(10); &quot;    'plant structure' AND 'has part' SOME &quot;; [.E39]; CHAR(10); &quot;)&quot;)" office:value-type="string" office:string-value="'plant structure presence' AND 'quality of' SOME (&#10;    'whole plant' AND 'has part' SOME PO:'inflorescence'&#10;) AND 'depends on structure' SOME (&#10;    'plant structure' AND 'has part' SOME PO:'inflorescence'&#10;)" calcext:value-type="string">
            <text:p>'plant structure presence' AND 'quality of' SOME (</text:p>
            <text:p>    'whole plant' AND 'has part' SOME PO:'inflorescence'</text:p>
            <text:p>) AND 'depends on structure' SOME (</text:p>
            <text:p>    'plant structure' AND 'has part' SOME PO:'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40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3" table:formula="of:=CONCATENATE(&quot;A {&quot;; [.D40]; &quot;} trait that is a {quality of} a {whole plant} that has at least one {&quot;; [.E40]; &quot;}.&quot;)" office:value-type="string" office:string-value="A {'fresh flower head presence'} trait that is a {quality of} a {whole plant} that has at least one {'fresh flower head'}." calcext:value-type="string">
            <text:p>A {'fresh flower head presence'} trait that is a {quality of} a {whole plant} that has at least one {'fresh flower head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decimal[&gt;0.0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0]; CHAR(10); &quot;) AND 'depends on structure' SOME (&quot;; CHAR(10); &quot;    'plant structure' AND 'has part' SOME &quot;; [.E40]; CHAR(10); &quot;)&quot;)" office:value-type="string" office:string-value="'plant structure presence' AND 'quality of' SOME (&#10;    'whole plant' AND 'has part' SOME 'fresh flower head'&#10;) AND 'depends on structure' SOME (&#10;    'plant structure' AND 'has part' SOME 'fresh flower head'&#10;)" calcext:value-type="string">
            <text:p>'plant structure presence' AND 'quality of' SOME (</text:p>
            <text:p>    'whole plant' AND 'has part' SOME 'fresh flower head'</text:p>
            <text:p>) AND 'depends on structure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SUBSTITUTE([.E41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3" table:formula="of:=CONCATENATE(&quot;An {&quot;; [.D41]; &quot;} trait that is a {quality of} a {whole plant} that has at least one {&quot;; [.E41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presence' AND 'has quality measurement' SOME (&#10;    'measurement datum' AND (&#10;        ('lower count' SOME xsd:integer[&gt;0]) OR&#10;        ('lower percent' SOME xsd:decimal[&gt;0.0])&#10;    )&#10;)" calcext:value-type="string">
            <text:p>'unopen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1]; CHAR(10); &quot;) AND 'depends on structure' SOME (&quot;; CHAR(10); &quot;    'plant structure' AND 'has part' SOME &quot;; [.E41]; CHAR(10); &quot;)&quot;)" office:value-type="string" office:string-value="'plant structure presence' AND 'quality of' SOME (&#10;    'whole plant' AND 'has part' SOME 'unopened flower'&#10;) AND 'depends on structure' SOME (&#10;    'plant structure' AND 'has part' SOME 'unopened flower'&#10;)" calcext:value-type="string">
            <text:p>'plant structure presence' AND 'quality of' SOME (</text:p>
            <text:p>    'whole plant' AND 'has part' SOME 'unopened flower'</text:p>
            <text:p>) AND 'depends on structure' SOME (</text:p>
            <text:p>    'plant structure' AND 'has part' SOME 'unopen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42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open flower presence'} trait that is a {quality of} a {whole plant} that has at least one {'open flower'}." calcext:value-type="string">
            <text:p>An {'open flower presence'} trait that is a {quality of} a {whole plant} that has at least one {'open flower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decimal[&gt;0.0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2]; CHAR(10); &quot;) AND 'depends on structure' SOME (&quot;; CHAR(10); &quot;    'plant structure' AND 'has part' SOME &quot;; [.E42]; CHAR(10); &quot;)&quot;)" office:value-type="string" office:string-value="'plant structure presence' AND 'quality of' SOME (&#10;    'whole plant' AND 'has part' SOME 'open flower'&#10;) AND 'depends on structure' SOME (&#10;    'plant structure' AND 'has part' SOME 'open flower'&#10;)" calcext:value-type="string">
            <text:p>'plant structure presence' AND 'quality of' SOME (</text:p>
            <text:p>    'whole plant' AND 'has part' SOME 'open flower'</text:p>
            <text:p>) AND 'depends on structure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43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3" table:formula="of:=CONCATENATE(&quot;A {&quot;; [.D43]; &quot;} trait that is a {quality of} a {whole plant} that has at least one {&quot;; [.E43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3]; CHAR(10); &quot;) AND 'depends on structure' SOME (&quot;; CHAR(10); &quot;    'plant structure' AND 'has part' SOME &quot;; [.E43]; CHAR(10); &quot;)&quot;)" office:value-type="string" office:string-value="'plant structure presence' AND 'quality of' SOME (&#10;    'whole plant' AND 'has part' SOME 'pollen-releasing flower'&#10;) AND 'depends on structure' SOME (&#10;    'plant structure' AND 'has part' SOME 'pollen-releasing flower'&#10;)" calcext:value-type="string">
            <text:p>'plant structure presence' AND 'quality of' SOME (</text:p>
            <text:p>    'whole plant' AND 'has part' SOME 'pollen-releasing flower'</text:p>
            <text:p>) AND 'depends on structure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senesced flowers present'" calcext:value-type="string">
            <text:p>'senesced flowers present'</text:p>
          </table:table-cell>
          <table:table-cell table:formula="of:=SUBSTITUTE([.E44]; &quot;'&quot;; &quot; presence'&quot;; 2)" office:value-type="string" office:string-value="'senesced flower presence'" calcext:value-type="string">
            <text:p>'senesced flower presence'</text:p>
          </table:table-cell>
          <table:table-cell office:value-type="string" calcext:value-type="string">
            <text:p>'senesced flower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senesced flower presence'} trait that is a {quality of} a {whole plant} that has at least one {'senesced flower'}." calcext:value-type="string">
            <text:p>A {'senesced flower presence'} trait that is a {quality of} a {whole plant} that has at least one {'senesced flower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presence' AND 'has quality measurement' SOME (&#10;    'measurement datum' AND (&#10;        ('lower count' SOME xsd:integer[&gt;0]) OR&#10;        ('lower percent' SOME xsd:decimal[&gt;0.0])&#10;    )&#10;)" calcext:value-type="string">
            <text:p>'senesc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4]; CHAR(10); &quot;) AND 'depends on structure' SOME (&quot;; CHAR(10); &quot;    'plant structure' AND 'has part' SOME &quot;; [.E44]; CHAR(10); &quot;)&quot;)" office:value-type="string" office:string-value="'plant structure presence' AND 'quality of' SOME (&#10;    'whole plant' AND 'has part' SOME 'senesced flower'&#10;) AND 'depends on structure' SOME (&#10;    'plant structure' AND 'has part' SOME 'senesced flower'&#10;)" calcext:value-type="string">
            <text:p>'plant structure presence' AND 'quality of' SOME (</text:p>
            <text:p>    'whole plant' AND 'has part' SOME 'senesced flower'</text:p>
            <text:p>) AND 'depends on structure' SOME (</text:p>
            <text:p>    'plant structure' AND 'has part' SOME 'senesc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fruits present'" calcext:value-type="string">
            <text:p>'fruits present'</text:p>
          </table:table-cell>
          <table:table-cell table:formula="of:=CONCATENATE(&quot;'&quot;; SUBSTITUTE(SUBSTITUTE([.E45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6" office:value-type="string" calcext:value-type="string">
            <text:p>PO:'fruit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fruit presence'} trait that is a {quality of} a {whole plant} that has at least one {PO:'fruit'}." calcext:value-type="string">
            <text:p>A {'fruit presence'} trait that is a {quality of} a {whole plant} that has at least one {PO:'fruit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decimal[&gt;0.0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5]; CHAR(10); &quot;) AND 'depends on structure' SOME (&quot;; CHAR(10); &quot;    'plant structure' AND 'has part' SOME &quot;; [.E45]; CHAR(10); &quot;)&quot;)" office:value-type="string" office:string-value="'plant structure presence' AND 'quality of' SOME (&#10;    'whole plant' AND 'has part' SOME PO:'fruit'&#10;) AND 'depends on structure' SOME (&#10;    'plant structure' AND 'has part' SOME PO:'fruit'&#10;)" calcext:value-type="string">
            <text:p>'plant structure presence' AND 'quality of' SOME (</text:p>
            <text:p>    'whole plant' AND 'has part' SOME PO:'fruit'</text:p>
            <text:p>) AND 'depends on structure' SOME (</text:p>
            <text:p>    'plant structure' AND 'has part' SOME PO:'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46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46]; &quot;} trait that is a {quality of} a {whole plant} that has at least one {&quot;; [.E46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decimal[&gt;0.0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6]; CHAR(10); &quot;) AND 'depends on structure' SOME (&quot;; CHAR(10); &quot;    'plant structure' AND 'has part' SOME &quot;; [.E46]; CHAR(10); &quot;)&quot;)" office:value-type="string" office:string-value="'plant structure presence' AND 'quality of' SOME (&#10;    'whole plant' AND 'has part' SOME 'ripening fruit'&#10;) AND 'depends on structure' SOME (&#10;    'plant structure' AND 'has part' SOME 'ripening fruit'&#10;)" calcext:value-type="string">
            <text:p>'plant structure presence' AND 'quality of' SOME (</text:p>
            <text:p>    'whole plant' AND 'has part' SOME 'ripening fruit'</text:p>
            <text:p>) AND 'depends on structure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47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47]; &quot;} trait that is a {quality of} a {whole plant} that has at least one {&quot;; [.E47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decimal[&gt;0.0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7]; CHAR(10); &quot;) AND 'depends on structure' SOME (&quot;; CHAR(10); &quot;    'plant structure' AND 'has part' SOME &quot;; [.E47]; CHAR(10); &quot;)&quot;)" office:value-type="string" office:string-value="'plant structure presence' AND 'quality of' SOME (&#10;    'whole plant' AND 'has part' SOME 'unripe fruit'&#10;) AND 'depends on structure' SOME (&#10;    'plant structure' AND 'has part' SOME 'unripe fruit'&#10;)" calcext:value-type="string">
            <text:p>'plant structure presence' AND 'quality of' SOME (</text:p>
            <text:p>    'whole plant' AND 'has part' SOME 'unripe fruit'</text:p>
            <text:p>) AND 'depends on structure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formula="of:=SUBSTITUTE([.D48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48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48]; &quot;} trait that is a {quality of} a {whole plant} that has at least one {&quot;; [.E48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decimal[&gt;0.0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8]; CHAR(10); &quot;) AND 'depends on structure' SOME (&quot;; CHAR(10); &quot;    'plant structure' AND 'has part' SOME &quot;; [.E48]; CHAR(10); &quot;)&quot;)" office:value-type="string" office:string-value="'plant structure presence' AND 'quality of' SOME (&#10;    'whole plant' AND 'has part' SOME 'ripe fruit'&#10;) AND 'depends on structure' SOME (&#10;    'plant structure' AND 'has part' SOME 'ripe fruit'&#10;)" calcext:value-type="string">
            <text:p>'plant structure presence' AND 'quality of' SOME (</text:p>
            <text:p>    'whole plant' AND 'has part' SOME 'ripe fruit'</text:p>
            <text:p>) AND 'depends on structure' SOME (</text:p>
            <text:p>    'plant structure' AND 'has part' SOME 'ripe fruit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style-name="ce3" table:formula="of:=SUBSTITUTE([.D50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50]; &quot;} trait that is a {quality of} a {whole plant} that has at least one cone {$&quot;; [.E50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decimal[&gt;0.0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0]; CHAR(10); &quot;) AND 'depends on structure' SOME (&quot;; CHAR(10); &quot;    'plant structure' AND 'has part' SOME &quot;; [.E50]; CHAR(10); &quot;)&quot;)" office:value-type="string" office:string-value="'plant structure presence' AND 'quality of' SOME (&#10;    'whole plant' AND 'has part' SOME PO:'strobilus'&#10;) AND 'depends on structure' SOME (&#10;    'plant structure' AND 'has part' SOME PO:'strobilus'&#10;)" calcext:value-type="string">
            <text:p>'plant structure presence' AND 'quality of' SOME (</text:p>
            <text:p>    'whole plant' AND 'has part' SOME PO:'strobilus'</text:p>
            <text:p>) AND 'depends on structure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style-name="ce3" table:formula="of:=SUBSTITUTE([.D51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1]; &quot;} trait that is a {quality of} a {whole plant} that has at least one pollen cone {$&quot;; [.E51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decimal[&gt;0.0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1]; CHAR(10); &quot;) AND 'depends on structure' SOME (&quot;; CHAR(10); &quot;    'plant structure' AND 'has part' SOME &quot;; [.E51]; CHAR(10); &quot;)&quot;)" office:value-type="string" office:string-value="'plant structure presence' AND 'quality of' SOME (&#10;    'whole plant' AND 'has part' SOME PO:'microsporangiate strobilus'&#10;) AND 'depends on structure' SOME (&#10;    'plant structure' AND 'has part' SOME PO:'microsporangiate strobilus'&#10;)" calcext:value-type="string">
            <text:p>'plant structure presence' AND 'quality of' SOME (</text:p>
            <text:p>    'whole plant' AND 'has part' SOME PO:'microsporangiate strobilus'</text:p>
            <text:p>) AND 'depends on structure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style-name="ce3" table:formula="of:=SUBSTITUTE([.D52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2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2]; &quot;} trait that is a {quality of} a {whole plant} that has at least one {&quot;; [.E52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decimal[&gt;0.0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2]; CHAR(10); &quot;) AND 'depends on structure' SOME (&quot;; CHAR(10); &quot;    'plant structure' AND 'has part' SOME &quot;; [.E52]; CHAR(10); &quot;)&quot;)" office:value-type="string" office:string-value="'plant structure presence' AND 'quality of' SOME (&#10;    'whole plant' AND 'has part' SOME 'fresh pollen cone'&#10;) AND 'depends on structure' SOME (&#10;    'plant structure' AND 'has part' SOME 'fresh pollen cone'&#10;)" calcext:value-type="string">
            <text:p>'plant structure presence' AND 'quality of' SOME (</text:p>
            <text:p>    'whole plant' AND 'has part' SOME 'fresh pollen cone'</text:p>
            <text:p>) AND 'depends on structure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style-name="ce3" table:formula="of:=SUBSTITUTE([.D53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3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3]; &quot;} trait that is a {quality of} a {whole plant} that has at least one {&quot;; [.E53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decimal[&gt;0.0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3]; CHAR(10); &quot;) AND 'depends on structure' SOME (&quot;; CHAR(10); &quot;    'plant structure' AND 'has part' SOME &quot;; [.E53]; CHAR(10); &quot;)&quot;)" office:value-type="string" office:string-value="'plant structure presence' AND 'quality of' SOME (&#10;    'whole plant' AND 'has part' SOME 'open pollen cone'&#10;) AND 'depends on structure' SOME (&#10;    'plant structure' AND 'has part' SOME 'open pollen cone'&#10;)" calcext:value-type="string">
            <text:p>'plant structure presence' AND 'quality of' SOME (</text:p>
            <text:p>    'whole plant' AND 'has part' SOME 'open pollen cone'</text:p>
            <text:p>) AND 'depends on structure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style-name="ce3" table:formula="of:=SUBSTITUTE([.D54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4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4]; &quot;} trait that is a {quality of} a {whole plant} that has at least one {&quot;; [.E54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decimal[&gt;0.0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4]; CHAR(10); &quot;) AND 'depends on structure' SOME (&quot;; CHAR(10); &quot;    'plant structure' AND 'has part' SOME &quot;; [.E54]; CHAR(10); &quot;)&quot;)" office:value-type="string" office:string-value="'plant structure presence' AND 'quality of' SOME (&#10;    'whole plant' AND 'has part' SOME 'pollen-releasing pollen cone'&#10;) AND 'depends on structure' SOME (&#10;    'plant structure' AND 'has part' SOME 'pollen-releasing pollen cone'&#10;)" calcext:value-type="string">
            <text:p>'plant structure presence' AND 'quality of' SOME (</text:p>
            <text:p>    'whole plant' AND 'has part' SOME 'pollen-releasing pollen cone'</text:p>
            <text:p>) AND 'depends on structure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55]; &quot;} trait that is a {quality of} a {whole plant} that has at least one {&quot;; [.E55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5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decimal[&gt;0.0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5]; CHAR(10); &quot;) AND 'depends on structure' SOME (&quot;; CHAR(10); &quot;    'plant structure' AND 'has part' SOME &quot;; [.E55]; CHAR(10); &quot;)&quot;)" office:value-type="string" office:string-value="'plant structure presence' AND 'quality of' SOME (&#10;    'whole plant' AND 'has part' SOME PO:'megasporangiate strobilus'&#10;) AND 'depends on structure' SOME (&#10;    'plant structure' AND 'has part' SOME PO:'megasporangiate strobilus'&#10;)" calcext:value-type="string">
            <text:p>'plant structure presence' AND 'quality of' SOME (</text:p>
            <text:p>    'whole plant' AND 'has part' SOME PO:'megasporangiate strobilus'</text:p>
            <text:p>) AND 'depends on structure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56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56]; &quot;} trait that is a {quality of} a {whole plant} that has at least one {&quot;; [.E56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5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decimal[&gt;0.0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6]; CHAR(10); &quot;) AND 'depends on structure' SOME (&quot;; CHAR(10); &quot;    'plant structure' AND 'has part' SOME &quot;; [.E56]; CHAR(10); &quot;)&quot;)" office:value-type="string" office:string-value="'plant structure presence' AND 'quality of' SOME (&#10;    'whole plant' AND 'has part' SOME 'fresh seed cone'&#10;) AND 'depends on structure' SOME (&#10;    'plant structure' AND 'has part' SOME 'fresh seed cone'&#10;)" calcext:value-type="string">
            <text:p>'plant structure presence' AND 'quality of' SOME (</text:p>
            <text:p>    'whole plant' AND 'has part' SOME 'fresh seed cone'</text:p>
            <text:p>) AND 'depends on structure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57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57]; &quot;} trait that is a {quality of} a {whole plant} that has at least one {&quot;; [.E57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5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decimal[&gt;0.0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7]; CHAR(10); &quot;) AND 'depends on structure' SOME (&quot;; CHAR(10); &quot;    'plant structure' AND 'has part' SOME &quot;; [.E57]; CHAR(10); &quot;)&quot;)" office:value-type="string" office:string-value="'plant structure presence' AND 'quality of' SOME (&#10;    'whole plant' AND 'has part' SOME 'ripening seed cone'&#10;) AND 'depends on structure' SOME (&#10;    'plant structure' AND 'has part' SOME 'ripening seed cone'&#10;)" calcext:value-type="string">
            <text:p>'plant structure presence' AND 'quality of' SOME (</text:p>
            <text:p>    'whole plant' AND 'has part' SOME 'ripening seed cone'</text:p>
            <text:p>) AND 'depends on structure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58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58]; &quot;} trait that is a {quality of} a {whole plant} that has at least one {&quot;; [.E58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5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decimal[&gt;0.0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8]; CHAR(10); &quot;) AND 'depends on structure' SOME (&quot;; CHAR(10); &quot;    'plant structure' AND 'has part' SOME &quot;; [.E58]; CHAR(10); &quot;)&quot;)" office:value-type="string" office:string-value="'plant structure presence' AND 'quality of' SOME (&#10;    'whole plant' AND 'has part' SOME 'unripe seed cone'&#10;) AND 'depends on structure' SOME (&#10;    'plant structure' AND 'has part' SOME 'unripe seed cone'&#10;)" calcext:value-type="string">
            <text:p>'plant structure presence' AND 'quality of' SOME (</text:p>
            <text:p>    'whole plant' AND 'has part' SOME 'unripe seed cone'</text:p>
            <text:p>) AND 'depends on structure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table:style-name="ce3" table:formula="of:=SUBSTITUTE([.D59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59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59]; &quot;} trait that is a {quality of} a {whole plant} that has at least one {&quot;; [.E59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5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decimal[&gt;0.0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9]; CHAR(10); &quot;) AND 'depends on structure' SOME (&quot;; CHAR(10); &quot;    'plant structure' AND 'has part' SOME &quot;; [.E59]; CHAR(10); &quot;)&quot;)" office:value-type="string" office:string-value="'plant structure presence' AND 'quality of' SOME (&#10;    'whole plant' AND 'has part' SOME 'ripe seed cone'&#10;) AND 'depends on structure' SOME (&#10;    'plant structure' AND 'has part' SOME 'ripe seed cone'&#10;)" calcext:value-type="string">
            <text:p>'plant structure presence' AND 'quality of' SOME (</text:p>
            <text:p>    'whole plant' AND 'has part' SOME 'ripe seed cone'</text:p>
            <text:p>) AND 'depends on structure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PO:'plant structure'</text:p>
          </table:table-cell>
          <table:table-cell table:style-name="ce9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9" table:formula="of:=CONCATENATE(&quot;'abscised plant structure presence' AND 'quality of' SOME (&quot;; CHAR(10); &quot;    'whole plant' AND 'abscised' SOME &quot;; [.E61]; CHAR(10); &quot;) AND 'depends on structure' SOME (&quot;; CHAR(10); &quot;    'abscised' SOME &quot;; [.E61]; CHAR(10); &quot;)&quot;)" office:value-type="string" office:string-value="'abscised plant structure presence' AND 'quality of' SOME (&#10;    'whole plant' AND 'abscised' SOME PO:'plant structure'&#10;) AND 'depends on structure' SOME (&#10;    'abscised' SOME PO:'plant structure'&#10;)" calcext:value-type="string">
            <text:p>'abscised plant structure presence' AND 'quality of' SOME (</text:p>
            <text:p>    'whole plant' AND 'abscised' SOME PO:'plant structure'</text:p>
            <text:p>) AND 'depends on structure' SOME (</text:p>
            <text:p>    'abscised' SOME PO:'plant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decimal[&gt;0.0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&quot;; [.E62]; CHAR(10); &quot;) AND 'depends on structure' SOME (&quot;; CHAR(10); &quot;    'abscised' SOME &quot;; [.E62]; CHAR(10); &quot;)&quot;)" office:value-type="string" office:string-value="'abscised plant structure presence' AND 'quality of' SOME (&#10;    'whole plant' AND 'abscised' SOME 'true leaf'&#10;) AND 'depends on structure' SOME (&#10;    'abscised' SOME 'true leaf'&#10;)" calcext:value-type="string">
            <text:p>'abscised plant structure presence' AND 'quality of' SOME (</text:p>
            <text:p>    'whole plant' AND 'abscised' SOME 'true leaf'</text:p>
            <text:p>) AND 'depends on structure' SOME (</text:p>
            <text:p>    'abscised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6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decimal[&gt;0.0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3]; &quot;)&quot;; CHAR(10); &quot;) AND 'depends on structure' SOME (&quot;; CHAR(10); &quot;    'abscised' SOME (&quot;; [.E63]; &quot;)&quot;; CHAR(10); &quot;)&quot;)" office:value-type="string" office:string-value="'abscised plant structure presence' AND 'quality of' SOME (&#10;    'whole plant' AND 'abscised' SOME ('ripe fruit' OR 'mature seed')&#10;) AND 'depends on structure' SOME (&#10;    'abscised' SOME ('ripe fruit' OR 'mature seed')&#10;)" calcext:value-type="string">
            <text:p>'abscised plant structure presence' AND 'quality of' SOME (</text:p>
            <text:p>    'whole plant' AND 'abscised' SOME ('ripe fruit' OR 'mature seed')</text:p>
            <text:p>) AND 'depends on structure' SOME (</text:p>
            <text:p>    'abscised' SOME ('ripe fruit' OR 'mature see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7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3" table:formula="of:=CONCATENATE([.D6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decimal[&gt;0.0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4]; &quot;)&quot;; CHAR(10); &quot;) AND 'depends on structure' SOME (&quot;; CHAR(10); &quot;    'abscised' SOME (&quot;; [.E64]; &quot;)&quot;; CHAR(10); &quot;)&quot;)" office:value-type="string" office:string-value="'abscised plant structure presence' AND 'quality of' SOME (&#10;    'whole plant' AND 'abscised' SOME ('ripe seed cone' OR 'mature seed')&#10;) AND 'depends on structure' SOME (&#10;    'abscised' SOME ('ripe seed cone' OR 'mature seed')&#10;)" calcext:value-type="string">
            <text:p>'abscised plant structure presence' AND 'quality of' SOME (</text:p>
            <text:p>    'whole plant' AND 'abscised' SOME ('ripe seed cone' OR 'mature seed')</text:p>
            <text:p>) AND 'depends on structure' SOME (</text:p>
            <text:p>    'abscised' SOME ('ripe seed cone' OR 'mature seed')</text:p>
            <text:p>)</text:p>
          </table:table-cell>
          <table:table-cell table:number-columns-repeated="3"/>
        </table:table-row>
        <table:table-row table:style-name="ro7">
          <table:table-cell table:number-columns-repeated="7"/>
          <table:table-cell table:style-name="ce9"/>
          <table:table-cell table:number-columns-repeated="3"/>
        </table:table-row>
        <table:table-row table:style-name="ro7" table:number-rows-repeated="2">
          <table:table-cell table:number-columns-repeated="11"/>
        </table:table-row>
        <table:table-row table:style-name="ro7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7" table:number-rows-repeated="1048505">
          <table:table-cell table:number-columns-repeated="11"/>
        </table:table-row>
        <table:table-row table:style-name="ro7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09:08:28.799423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4T10:59:23.879660788</dc:date>
    <dc:creator>Brian </dc:creator>
    <meta:editing-duration>P27DT12M22S</meta:editing-duration>
    <meta:editing-cycles>212</meta:editing-cycles>
    <meta:generator>LibreOffice/5.1.4.2$Linux_X86_64 LibreOffice_project/10m0$Build-2</meta:generator>
    <meta:document-statistic meta:table-count="1" meta:cell-count="472" meta:object-count="0"/>
  </office:meta>
</office:document-meta>
</file>